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dfc47"/>
    </style:style>
    <style:style style:name="T2" style:family="text">
      <style:text-properties officeooo:rsid="002b95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In case you<text:span text:style-name="T1"> are wondering whether or not Knight Owls is creative, the answer is "kinda!" The base mechanic of pulling random items from a bag and not going over a numeric limit was stolen from blackjack and from the board game Quacks of Quedlinburg. The game title was stolen from a magic card called Syr Cadian, Knight Owl. The mechanic where the player must choose whether to prioritize economy or "the game-winning resource" was stolen from several board games, but most notably Star Realms and Dominion. The art of zone three was inspired by the final sequence in the video game Loom. The presence of a slogan in another language was stolen from Nuclear Throne. Making the game into a roguelike with 3 zones where you receive permanent upgrades after every boss and halfway through each zone was inspired, of course, by Slay the Spire. The "forgetting mists" mechanic was inspired by "deathless mode" in games such as Crypt of the Necrodancer. I forget what inspired the percentile role in the alchemist and spear-owl, but I tried to design the owls as if they were magic cards - IE, each one is as visually &amp; creatively distinct as possible, and their mechanics reflect their creative design. The humanoid clothed owls were my own creation based on the game title (don't say I copied them from strixhaven! strixhaven was released after I had drawn my owls). The water-based setting was also my own creation, but the enemies were inspired by everything from long furbies, to dungeon crawl stone soup, to a bag of candy I had lying around. Gaining back a life every time you beat an enemy was stolen from Furi.<text:line-break/><text:line-break/>So is an original soup made of stolen ingredients my own creation? YOU DEC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6T17:12:55.512000000</meta:creation-date>
    <dc:date>2021-07-06T17:44:59.189000000</dc:date>
    <meta:editing-duration>PT21M36S</meta:editing-duration>
    <meta:editing-cycles>15</meta:editing-cycles>
    <meta:generator>LibreOffice/6.2.8.2$Windows_X86_64 LibreOffice_project/f82ddfca21ebc1e222a662a32b25c0c9d20169ee</meta:generator>
    <meta:document-statistic meta:table-count="0" meta:image-count="0" meta:object-count="0" meta:page-count="1" meta:paragraph-count="1" meta:word-count="296" meta:character-count="1693" meta:non-whitespace-character-count="1397"/>
  </office:meta>
</office:document-meta>
</file>